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s3 SCA</text:p>
          </table:table-cell>
          <table:table-cell office:value-type="string" calcext:value-type="string">
            <text:p>theo SCA</text:p>
          </table:table-cell>
          <table:table-cell table:number-columns-repeated="2"/>
          <table:table-cell office:value-type="string" calcext:value-type="string">
            <text:p>ns3 SCA 2</text:p>
          </table:table-cell>
          <table:table-cell office:value-type="string" calcext:value-type="string">
            <text:p>theo SCA 2</text:p>
          </table:table-cell>
          <table:table-cell office:value-type="string" calcext:value-type="string">
            <text:p>ns3 GCA 2</text:p>
          </table:table-cell>
          <table:table-cell office:value-type="string" calcext:value-type="string">
            <text:p>theo GCA 2</text:p>
          </table:table-cell>
          <table:table-cell table:number-columns-repeated="2"/>
        </table:table-row>
        <table:table-row table:style-name="ro1">
          <table:table-cell office:value-type="float" office:value="0.559249" calcext:value-type="float">
            <text:p>0,559249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376062" calcext:value-type="float">
            <text:p>0,376062</text:p>
          </table:table-cell>
          <table:table-cell office:value-type="float" office:value="0.333" calcext:value-type="float">
            <text:p>0,333</text:p>
          </table:table-cell>
          <table:table-cell office:value-type="float" office:value="0.942893" calcext:value-type="float">
            <text:p>0,942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518886" calcext:value-type="float">
            <text:p>0,518886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00238" calcext:value-type="float">
            <text:p>1,00238</text:p>
          </table:table-cell>
          <table:table-cell office:value-type="float" office:value="1" calcext:value-type="float">
            <text:p>1</text:p>
          </table:table-cell>
          <table:table-cell office:value-type="float" office:value="0.0597064" calcext:value-type="float">
            <text:p>0,05970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49041" calcext:value-type="float">
            <text:p>0,34904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81244" calcext:value-type="float">
            <text:p>0,281244</text:p>
          </table:table-cell>
          <table:table-cell office:value-type="float" office:value="0.25" calcext:value-type="float">
            <text:p>0,25</text:p>
          </table:table-cell>
          <table:table-cell office:value-type="float" office:value="0.470622" calcext:value-type="float">
            <text:p>0,470622</text:p>
          </table:table-cell>
          <table:table-cell office:value-type="float" office:value="0.522" calcext:value-type="float">
            <text:p>0,522</text:p>
          </table:table-cell>
          <table:table-cell table:number-columns-repeated="2"/>
        </table:table-row>
        <table:table-row table:style-name="ro1">
          <table:table-cell office:value-type="float" office:value="0.233912" calcext:value-type="float">
            <text:p>0,23391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301218" calcext:value-type="float">
            <text:p>0,301218</text:p>
          </table:table-cell>
          <table:table-cell office:value-type="float" office:value="0.25" calcext:value-type="float">
            <text:p>0,25</text:p>
          </table:table-cell>
          <table:table-cell office:value-type="float" office:value="0.482142" calcext:value-type="float">
            <text:p>0,482142</text:p>
          </table:table-cell>
          <table:table-cell office:value-type="float" office:value="0.477" calcext:value-type="float">
            <text:p>0,477</text:p>
          </table:table-cell>
          <table:table-cell table:number-columns-repeated="2"/>
        </table:table-row>
        <table:table-row table:style-name="ro1">
          <table:table-cell office:value-type="float" office:value="0.383446" calcext:value-type="float">
            <text:p>0,383446</text:p>
          </table:table-cell>
          <table:table-cell office:value-type="float" office:value="0.333333" calcext:value-type="float">
            <text:p>0,333333</text:p>
          </table:table-cell>
          <table:table-cell table:number-columns-repeated="2"/>
          <table:table-cell office:value-type="float" office:value="0.23228" calcext:value-type="float">
            <text:p>0,23228</text:p>
          </table:table-cell>
          <table:table-cell office:value-type="float" office:value="0.2" calcext:value-type="float">
            <text:p>0,2</text:p>
          </table:table-cell>
          <table:table-cell office:value-type="float" office:value="0.932884" calcext:value-type="float">
            <text:p>0,9328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67073" calcext:value-type="float">
            <text:p>0,367073</text:p>
          </table:table-cell>
          <table:table-cell office:value-type="float" office:value="0.333333" calcext:value-type="float">
            <text:p>0,333333</text:p>
          </table:table-cell>
          <table:table-cell table:number-columns-repeated="2"/>
          <table:table-cell office:value-type="float" office:value="0.225777" calcext:value-type="float">
            <text:p>0,225777</text:p>
          </table:table-cell>
          <table:table-cell office:value-type="float" office:value="0.2" calcext:value-type="float">
            <text:p>0,2</text:p>
          </table:table-cell>
          <table:table-cell office:value-type="float" office:value="0.538972" calcext:value-type="float">
            <text:p>0,538972</text:p>
          </table:table-cell>
          <table:table-cell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office:value-type="float" office:value="0.298161" calcext:value-type="float">
            <text:p>0,29816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31321" calcext:value-type="float">
            <text:p>0,231321</text:p>
          </table:table-cell>
          <table:table-cell office:value-type="float" office:value="0.2" calcext:value-type="float">
            <text:p>0,2</text:p>
          </table:table-cell>
          <table:table-cell office:value-type="float" office:value="0.544603" calcext:value-type="float">
            <text:p>0,544603</text:p>
          </table:table-cell>
          <table:table-cell office:value-type="float" office:value="0.479" calcext:value-type="float">
            <text:p>0,479</text:p>
          </table:table-cell>
          <table:table-cell table:number-columns-repeated="2"/>
        </table:table-row>
        <table:table-row table:style-name="ro1">
          <table:table-cell office:value-type="float" office:value="0.543964" calcext:value-type="float">
            <text:p>0,54396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251399" calcext:value-type="float">
            <text:p>0,251399</text:p>
          </table:table-cell>
          <table:table-cell office:value-type="float" office:value="0.2" calcext:value-type="float">
            <text:p>0,2</text:p>
          </table:table-cell>
          <table:table-cell office:value-type="float" office:value="0.54" calcext:value-type="float">
            <text:p>0,54</text:p>
          </table:table-cell>
          <table:table-cell office:value-type="float" office:value="0.504" calcext:value-type="float">
            <text:p>0,504</text:p>
          </table:table-cell>
          <table:table-cell table:number-columns-repeated="2"/>
        </table:table-row>
        <table:table-row table:style-name="ro1">
          <table:table-cell office:value-type="float" office:value="0.538731" calcext:value-type="float">
            <text:p>0,53873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251321" calcext:value-type="float">
            <text:p>0,251321</text:p>
          </table:table-cell>
          <table:table-cell office:value-type="float" office:value="0.2" calcext:value-type="float">
            <text:p>0,2</text:p>
          </table:table-cell>
          <table:table-cell office:value-type="float" office:value="0.540035" calcext:value-type="float">
            <text:p>0,540035</text:p>
          </table:table-cell>
          <table:table-cell office:value-type="float" office:value="0.496" calcext:value-type="float">
            <text:p>0,496</text:p>
          </table:table-cell>
          <table:table-cell table:number-columns-repeated="2"/>
        </table:table-row>
        <table:table-row table:style-name="ro1">
          <table:table-cell office:value-type="float" office:value="0.541813" calcext:value-type="float">
            <text:p>0,54181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00083" calcext:value-type="float">
            <text:p>1,00083</text:p>
          </table:table-cell>
          <table:table-cell office:value-type="float" office:value="1" calcext:value-type="float">
            <text:p>1</text:p>
          </table:table-cell>
          <table:table-cell office:value-type="float" office:value="0.466339" calcext:value-type="float">
            <text:p>0,466339</text:p>
          </table:table-cell>
          <table:table-cell office:value-type="float" office:value="0.464" calcext:value-type="float">
            <text:p>0,464</text:p>
          </table:table-cell>
          <table:table-cell table:number-columns-repeated="2"/>
        </table:table-row>
        <table:table-row table:style-name="ro1">
          <table:table-cell office:value-type="float" office:value="0.55987" calcext:value-type="float">
            <text:p>0,55987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379093" calcext:value-type="float">
            <text:p>0,379093</text:p>
          </table:table-cell>
          <table:table-cell office:value-type="float" office:value="0.333" calcext:value-type="float">
            <text:p>0,333</text:p>
          </table:table-cell>
          <table:table-cell office:value-type="float" office:value="0.0765717" calcext:value-type="float">
            <text:p>0,07657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87591" calcext:value-type="float">
            <text:p>0,387591</text:p>
          </table:table-cell>
          <table:table-cell office:value-type="float" office:value="0.333333" calcext:value-type="float">
            <text:p>0,333333</text:p>
          </table:table-cell>
          <table:table-cell table:number-columns-repeated="2"/>
          <table:table-cell office:value-type="float" office:value="0.376813" calcext:value-type="float">
            <text:p>0,376813</text:p>
          </table:table-cell>
          <table:table-cell office:value-type="float" office:value="0.333" calcext:value-type="float">
            <text:p>0,333</text:p>
          </table:table-cell>
          <table:table-cell office:value-type="float" office:value="0.528454" calcext:value-type="float">
            <text:p>0,528454</text:p>
          </table:table-cell>
          <table:table-cell office:value-type="float" office:value="0.535" calcext:value-type="float">
            <text:p>0,535</text:p>
          </table:table-cell>
          <table:table-cell table:number-columns-repeated="2"/>
        </table:table-row>
        <table:table-row table:style-name="ro1">
          <table:table-cell office:value-type="float" office:value="0.377435" calcext:value-type="float">
            <text:p>0,377435</text:p>
          </table:table-cell>
          <table:table-cell office:value-type="float" office:value="0.333333" calcext:value-type="float">
            <text:p>0,333333</text:p>
          </table:table-cell>
          <table:table-cell table:number-columns-repeated="2"/>
          <table:table-cell office:value-type="float" office:value="0.283705" calcext:value-type="float">
            <text:p>0,283705</text:p>
          </table:table-cell>
          <table:table-cell office:value-type="float" office:value="0.25" calcext:value-type="float">
            <text:p>0,25</text:p>
          </table:table-cell>
          <table:table-cell office:value-type="float" office:value="0.5369" calcext:value-type="float">
            <text:p>0,5369</text:p>
          </table:table-cell>
          <table:table-cell office:value-type="float" office:value="0.541" calcext:value-type="float">
            <text:p>0,541</text:p>
          </table:table-cell>
          <table:table-cell table:number-columns-repeated="2"/>
        </table:table-row>
        <table:table-row table:style-name="ro1">
          <table:table-cell office:value-type="float" office:value="0.376062" calcext:value-type="float">
            <text:p>0,376062</text:p>
          </table:table-cell>
          <table:table-cell office:value-type="float" office:value="0.333333" calcext:value-type="float">
            <text:p>0,333333</text:p>
          </table:table-cell>
          <table:table-cell table:number-columns-repeated="2"/>
          <table:table-cell office:value-type="float" office:value="0.304404" calcext:value-type="float">
            <text:p>0,304404</text:p>
          </table:table-cell>
          <table:table-cell office:value-type="float" office:value="0.25" calcext:value-type="float">
            <text:p>0,25</text:p>
          </table:table-cell>
          <table:table-cell office:value-type="float" office:value="0.541684" calcext:value-type="float">
            <text:p>0,541684</text:p>
          </table:table-cell>
          <table:table-cell office:value-type="float" office:value="0.458" calcext:value-type="float">
            <text:p>0,458</text:p>
          </table:table-cell>
          <table:table-cell table:number-columns-repeated="2"/>
        </table:table-row>
        <table:table-row table:style-name="ro1">
          <table:table-cell office:value-type="float" office:value="0.384922" calcext:value-type="float">
            <text:p>0,384922</text:p>
          </table:table-cell>
          <table:table-cell office:value-type="float" office:value="0.333333" calcext:value-type="float">
            <text:p>0,333333</text:p>
          </table:table-cell>
          <table:table-cell table:number-columns-repeated="4"/>
          <table:table-cell office:value-type="float" office:value="0.882202" calcext:value-type="float">
            <text:p>0,882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84041" calcext:value-type="float">
            <text:p>0,384041</text:p>
          </table:table-cell>
          <table:table-cell office:value-type="float" office:value="0.333333" calcext:value-type="float">
            <text:p>0,333333</text:p>
          </table:table-cell>
          <table:table-cell table:number-columns-repeated="4"/>
          <table:table-cell office:value-type="float" office:value="0.126252" calcext:value-type="float">
            <text:p>0,1262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97202" calcext:value-type="float">
            <text:p>0,297202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float" office:value="0.827496" calcext:value-type="float">
            <text:p>0,827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74275" calcext:value-type="float">
            <text:p>0,374275</text:p>
          </table:table-cell>
          <table:table-cell office:value-type="float" office:value="0.333333" calcext:value-type="float">
            <text:p>0,333333</text:p>
          </table:table-cell>
          <table:table-cell table:number-columns-repeated="4"/>
          <table:table-cell office:value-type="float" office:value="0.122029" calcext:value-type="float">
            <text:p>0,1220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58705" calcext:value-type="float">
            <text:p>0,258705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0886" calcext:value-type="float">
            <text:p>0,20886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29378" calcext:value-type="float">
            <text:p>0,229378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97772" calcext:value-type="float">
            <text:p>0,297772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1.00238" calcext:value-type="float">
            <text:p>1,002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221813" calcext:value-type="float">
            <text:p>0,221813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8285" calcext:value-type="float">
            <text:p>0,28285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3614" calcext:value-type="float">
            <text:p>0,23614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42876" calcext:value-type="float">
            <text:p>0,242876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68549" calcext:value-type="float">
            <text:p>0,268549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3614" calcext:value-type="float">
            <text:p>0,23614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197591" calcext:value-type="float">
            <text:p>0,19759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4601" calcext:value-type="float">
            <text:p>0,2460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08212" calcext:value-type="float">
            <text:p>0,208212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187176" calcext:value-type="float">
            <text:p>0,187176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34611" calcext:value-type="float">
            <text:p>0,23461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67487" calcext:value-type="float">
            <text:p>0,267487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167202" calcext:value-type="float">
            <text:p>0,167202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49819" calcext:value-type="float">
            <text:p>0,249819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34171" calcext:value-type="float">
            <text:p>0,23417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361684" calcext:value-type="float">
            <text:p>0,361684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238627" calcext:value-type="float">
            <text:p>0,238627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54741" calcext:value-type="float">
            <text:p>0,25474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70674" calcext:value-type="float">
            <text:p>0,270674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13653" calcext:value-type="float">
            <text:p>0,213653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394301" calcext:value-type="float">
            <text:p>0,394301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281244" calcext:value-type="float">
            <text:p>0,28124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54922" calcext:value-type="float">
            <text:p>0,254922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557021" calcext:value-type="float">
            <text:p>0,557021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01218" calcext:value-type="float">
            <text:p>0,301218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54342" calcext:value-type="float">
            <text:p>0,54342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81762" calcext:value-type="float">
            <text:p>0,381762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71995" calcext:value-type="float">
            <text:p>0,371995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14171" calcext:value-type="float">
            <text:p>0,314171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538083" calcext:value-type="float">
            <text:p>0,538083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65622" calcext:value-type="float">
            <text:p>0,365622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542772" calcext:value-type="float">
            <text:p>0,542772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73601" calcext:value-type="float">
            <text:p>0,373601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12461" calcext:value-type="float">
            <text:p>0,312461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18472" calcext:value-type="float">
            <text:p>0,318472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18557" calcext:value-type="float">
            <text:p>0,18557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24637" calcext:value-type="float">
            <text:p>0,324637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3228" calcext:value-type="float">
            <text:p>0,23228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25777" calcext:value-type="float">
            <text:p>0,225777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553083" calcext:value-type="float">
            <text:p>0,553083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54399" calcext:value-type="float">
            <text:p>0,54399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537435" calcext:value-type="float">
            <text:p>0,537435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1.00194" calcext:value-type="float">
            <text:p>1,001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.00137" calcext:value-type="float">
            <text:p>1,0013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548394" calcext:value-type="float">
            <text:p>0,548394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1.00158" calcext:value-type="float">
            <text:p>1,001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537979" calcext:value-type="float">
            <text:p>0,537979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74456" calcext:value-type="float">
            <text:p>0,374456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541166" calcext:value-type="float">
            <text:p>0,541166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281813" calcext:value-type="float">
            <text:p>0,281813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31321" calcext:value-type="float">
            <text:p>0,23132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51399" calcext:value-type="float">
            <text:p>0,251399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93964" calcext:value-type="float">
            <text:p>0,29396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51321" calcext:value-type="float">
            <text:p>0,25132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537435" calcext:value-type="float">
            <text:p>0,537435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1.00124" calcext:value-type="float">
            <text:p>1,001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281813" calcext:value-type="float">
            <text:p>0,281813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548394" calcext:value-type="float">
            <text:p>0,548394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227642" calcext:value-type="float">
            <text:p>0,227642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43782" calcext:value-type="float">
            <text:p>0,243782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377176" calcext:value-type="float">
            <text:p>0,377176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01736" calcext:value-type="float">
            <text:p>0,301736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93964" calcext:value-type="float">
            <text:p>0,29396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22824" calcext:value-type="float">
            <text:p>0,222824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31632" calcext:value-type="float">
            <text:p>0,231632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303083" calcext:value-type="float">
            <text:p>0,303083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01736" calcext:value-type="float">
            <text:p>0,301736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35337" calcext:value-type="float">
            <text:p>0,235337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372306" calcext:value-type="float">
            <text:p>0,372306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13497" calcext:value-type="float">
            <text:p>0,313497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553394" calcext:value-type="float">
            <text:p>0,553394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83212" calcext:value-type="float">
            <text:p>0,383212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49482" calcext:value-type="float">
            <text:p>0,249482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01995" calcext:value-type="float">
            <text:p>0,301995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530622" calcext:value-type="float">
            <text:p>0,530622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54119" calcext:value-type="float">
            <text:p>0,354119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9601" calcext:value-type="float">
            <text:p>0,39601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63472" calcext:value-type="float">
            <text:p>0,363472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67953" calcext:value-type="float">
            <text:p>0,367953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89534" calcext:value-type="float">
            <text:p>0,389534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98368" calcext:value-type="float">
            <text:p>0,398368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87642" calcext:value-type="float">
            <text:p>0,387642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74145" calcext:value-type="float">
            <text:p>0,374145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82902" calcext:value-type="float">
            <text:p>0,382902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1.00083" calcext:value-type="float">
            <text:p>1,000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.0014" calcext:value-type="float">
            <text:p>1,00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.00083" calcext:value-type="float">
            <text:p>1,000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540648" calcext:value-type="float">
            <text:p>0,540648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280311" calcext:value-type="float">
            <text:p>0,280311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18886" calcext:value-type="float">
            <text:p>0,318886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08083" calcext:value-type="float">
            <text:p>0,308083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84326" calcext:value-type="float">
            <text:p>0,284326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9557" calcext:value-type="float">
            <text:p>0,29557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82927" calcext:value-type="float">
            <text:p>0,382927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69456" calcext:value-type="float">
            <text:p>0,369456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76425" calcext:value-type="float">
            <text:p>0,376425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999845" calcext:value-type="float">
            <text:p>0,99984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.0014" calcext:value-type="float">
            <text:p>1,00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372694" calcext:value-type="float">
            <text:p>0,372694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79093" calcext:value-type="float">
            <text:p>0,379093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76813" calcext:value-type="float">
            <text:p>0,376813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298782" calcext:value-type="float">
            <text:p>0,298782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01192" calcext:value-type="float">
            <text:p>0,301192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75674" calcext:value-type="float">
            <text:p>0,27567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70052" calcext:value-type="float">
            <text:p>0,270052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4443" calcext:value-type="float">
            <text:p>0,34443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80337" calcext:value-type="float">
            <text:p>0,280337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45777" calcext:value-type="float">
            <text:p>0,245777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92824" calcext:value-type="float">
            <text:p>0,29282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552124" calcext:value-type="float">
            <text:p>0,552124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259041" calcext:value-type="float">
            <text:p>0,25904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85544" calcext:value-type="float">
            <text:p>0,28554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11218" calcext:value-type="float">
            <text:p>0,211218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36917" calcext:value-type="float">
            <text:p>0,236917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308161" calcext:value-type="float">
            <text:p>0,308161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32306" calcext:value-type="float">
            <text:p>0,232306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19352" calcext:value-type="float">
            <text:p>0,319352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55674" calcext:value-type="float">
            <text:p>0,25567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45803" calcext:value-type="float">
            <text:p>0,245803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31886" calcext:value-type="float">
            <text:p>0,31886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89948" calcext:value-type="float">
            <text:p>0,289948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62383" calcext:value-type="float">
            <text:p>0,262383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143161" calcext:value-type="float">
            <text:p>0,14316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283705" calcext:value-type="float">
            <text:p>0,283705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54611" calcext:value-type="float">
            <text:p>0,254611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551088" calcext:value-type="float">
            <text:p>0,551088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04404" calcext:value-type="float">
            <text:p>0,30440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80026" calcext:value-type="float">
            <text:p>0,280026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268782" calcext:value-type="float">
            <text:p>0,268782</text:p>
          </table:table-cell>
          <table:table-cell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.315699" calcext:value-type="float">
            <text:p>0,315699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98601" calcext:value-type="float">
            <text:p>0,398601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236373" calcext:value-type="float">
            <text:p>0,236373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304404" calcext:value-type="float">
            <text:p>0,304404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53956" calcext:value-type="float">
            <text:p>0,53956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290026" calcext:value-type="float">
            <text:p>0,290026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7829" calcext:value-type="float">
            <text:p>0,37829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74974" calcext:value-type="float">
            <text:p>0,374974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65959" calcext:value-type="float">
            <text:p>0,365959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0.396192" calcext:value-type="float">
            <text:p>0,396192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  <table:table-row table:style-name="ro1">
          <table:table-cell office:value-type="float" office:value="1.00132" calcext:value-type="float">
            <text:p>1,0013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541192" calcext:value-type="float">
            <text:p>0,541192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0.374689" calcext:value-type="float">
            <text:p>0,374689</text:p>
          </table:table-cell>
          <table:table-cell office:value-type="float" office:value="0.333333" calcext:value-type="float">
            <text:p>0,33333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date-style style:name="N135"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</number:date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7:42:59.374057518</meta:creation-date>
    <dc:date>2024-04-18T17:32:47.881788681</dc:date>
    <meta:editing-duration>PT6M15S</meta:editing-duration>
    <meta:editing-cycles>2</meta:editing-cycles>
    <meta:generator>LibreOffice/7.3.7.2$Linux_X86_64 LibreOffice_project/30$Build-2</meta:generator>
    <meta:document-statistic meta:table-count="1" meta:cell-count="406" meta:object-count="0"/>
  </office:meta>
</office:document-meta>
</file>